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50%" draw:fill="solid" draw:fill-color="#808080" draw:opacity="100%" draw:textarea-horizontal-align="justify" draw:textarea-vertical-align="middle" draw:auto-grow-height="false" fo:min-height="37.882cm" fo:min-width="26.932cm"/>
    </style:style>
    <style:style style:name="gr2" style:family="graphic" style:parent-style-name="standard">
      <style:graphic-properties draw:stroke="solid" svg:stroke-width="0.106cm" svg:stroke-color="#000000" draw:marker-start-width="0.359cm" draw:marker-end-width="0.359cm" draw:fill="solid" draw:fill-color="#b8ffb8" draw:opacity="100%" draw:textarea-vertical-align="middle" fo:min-height="1.126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00dcff" draw:textarea-horizontal-align="justify" draw:textarea-vertical-align="middle" draw:auto-grow-height="false" fo:min-height="1.17cm" fo:min-width="0.832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horizontal-align="center" draw:textarea-vertical-align="middle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3.791cm" fo:padding-top="0.2cm" fo:padding-bottom="0.2cm" fo:padding-left="0.325cm" fo:padding-right="0.325cm"/>
      <style:paragraph-properties style:writing-mode="lr-tb"/>
    </style:style>
    <style:style style:name="gr6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7.22cm" fo:padding-top="0.2cm" fo:padding-bottom="0.2cm" fo:padding-left="0.325cm" fo:padding-right="0.325cm"/>
      <style:paragraph-properties style:writing-mode="lr-tb"/>
    </style:style>
    <style:style style:name="gr7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1.443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vertical-align="middle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0.772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2.06cm" fo:padding-top="0.178cm" fo:padding-bottom="0.178cm" fo:padding-left="0.303cm" fo:padding-right="0.303cm"/>
    </style:style>
    <style:style style:name="gr12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auto-grow-height="true" draw:auto-grow-width="false" fo:max-height="0cm" fo:min-height="0.793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10.776cm" fo:padding-top="0.2cm" fo:padding-bottom="0.2cm" fo:padding-left="0.325cm" fo:padding-right="0.325cm"/>
      <style:paragraph-properties style:writing-mode="lr-tb"/>
    </style:style>
    <style:style style:name="gr14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7.601cm" fo:padding-top="0.2cm" fo:padding-bottom="0.2cm" fo:padding-left="0.325cm" fo:padding-right="0.325cm"/>
      <style:paragraph-properties style:writing-mode="lr-tb"/>
    </style:style>
    <style:style style:name="gr15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4.299cm" fo:padding-top="0.2cm" fo:padding-bottom="0.2cm" fo:padding-left="0.325cm" fo:padding-right="0.325cm"/>
      <style:paragraph-properties style:writing-mode="lr-tb"/>
    </style:style>
    <style:style style:name="gr16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2.163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horizontal-align="center" draw:textarea-vertical-align="middle" draw:auto-grow-height="true" draw:auto-grow-width="false" fo:max-height="0cm" fo:min-height="0.866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3.918cm" fo:padding-top="0.2cm" fo:padding-bottom="0.2cm" fo:padding-left="0.325cm" fo:padding-right="0.325cm"/>
      <style:paragraph-properties style:writing-mode="lr-tb"/>
    </style:style>
    <style:style style:name="gr19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5.696cm" fo:padding-top="0.2cm" fo:padding-bottom="0.2cm" fo:padding-left="0.325cm" fo:padding-right="0.325cm"/>
      <style:paragraph-properties style:writing-mode="lr-tb"/>
    </style:style>
    <style:style style:name="gr20" style:family="graphic" style:parent-style-name="standard">
      <style:graphic-properties draw:stroke="solid" svg:stroke-width="0.152cm" svg:stroke-color="#ffd320" draw:marker-start-width="0.432cm" draw:marker-end-width="0.432cm" draw:fill="none" draw:fill-color="#ffffff" draw:auto-grow-height="true" draw:auto-grow-width="false" fo:max-height="0cm" fo:min-height="2.583cm" fo:padding-top="0.2cm" fo:padding-bottom="0.2cm" fo:padding-left="0.325cm" fo:padding-right="0.325cm"/>
      <style:paragraph-properties style:writing-mode="lr-tb"/>
    </style:style>
    <style:style style:name="gr21" style:family="graphic" style:parent-style-name="standard">
      <style:graphic-properties draw:stroke="solid" svg:stroke-width="0.102cm" svg:stroke-color="#66ccff" draw:marker-start-width="0.356cm" draw:marker-end-width="0.356cm" draw:fill="none" draw:fill-color="#ffffff" draw:textarea-horizontal-align="center" draw:textarea-vertical-align="middle" draw:auto-grow-height="true" draw:auto-grow-width="false" fo:max-height="0cm" fo:min-height="0.839cm" fo:padding-top="0.175cm" fo:padding-bottom="0.175cm" fo:padding-left="0.3cm" fo:padding-right="0.3cm"/>
      <style:paragraph-properties style:writing-mode="lr-tb"/>
    </style:style>
    <style:style style:name="P1" style:family="paragraph">
      <loext:graphic-properties draw:fill="solid" draw:fill-color="#808080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8ffb8" draw:opacity="100%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00dc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ccff" loext:opacity="100%" loext:color-lum-mod="100%" loext:color-lum-off="0%" fo:font-size="1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cc00" loext:opacity="100%" loext:color-lum-mod="100%" loext:color-lum-off="0%" fo:font-size="18pt"/>
    </style:style>
    <style:style style:name="P8" style:family="paragraph">
      <loext:graphic-properties draw:fill="solid" draw:fill-color="#cccccc" draw:opacity="100%"/>
      <style:paragraph-properties fo:text-align="center" style:writing-mode="lr-tb"/>
    </style:style>
    <style:style style:name="P9" style:family="paragraph">
      <loext:graphic-properties draw:fill="solid" draw:fill-color="#ff6600" draw:opacity="100%"/>
      <style:paragraph-properties fo:text-align="center" style:writing-mode="lr-tb"/>
    </style:style>
    <style:style style:name="T1" style:family="text">
      <style:text-properties fo:color="#66ccff" loext:opacity="100%" fo:font-size="18pt"/>
    </style:style>
    <style:style style:name="T2" style:family="text">
      <style:text-properties fo:color="#ffcc00" loext:opacity="100%" fo:font-size="18pt"/>
    </style:style>
    <style:style style:name="T3" style:family="text">
      <style:text-properties fo:color="#66ccff" loext:opacity="100%" style:text-position="super 58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432cm" svg:height="38.132cm" svg:x="0.238cm" svg:y="4.04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32cm" svg:height="1.482cm" svg:x="20.304cm" svg:y="5.487cm">
          <draw:text-box>
            <text:p text:style-name="P2">Gym</text:p>
          </draw:text-box>
        </draw:frame>
        <draw:custom-shape draw:style-name="gr3" draw:text-style-name="P5" draw:layer="layout" svg:width="2.032cm" svg:height="2.12cm" svg:x="3.945cm" svg:y="4.81cm">
          <text:p text:style-name="P4">Library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4" draw:text-style-name="P6" draw:layer="layout" svg:width="4.977cm" svg:height="1.062cm" svg:x="2.778cm" svg:y="7.558cm">
          <draw:text-box>
            <text:p text:style-name="P2"><text:span text:style-name="T1">Library Electric</text:span></text:p>
          </draw:text-box>
        </draw:frame>
        <draw:g>
          <draw:frame draw:style-name="gr5" draw:text-style-name="P7" draw:layer="layout" svg:width="7.549cm" svg:height="4.191cm" svg:x="1.889cm" svg:y="14.097cm">
            <draw:text-box>
              <text:p text:style-name="P2"><text:span text:style-name="T2">Dining Hall Energy</text:span></text:p>
            </draw:text-box>
          </draw:frame>
          <draw:frame draw:style-name="gr6" draw:text-style-name="P7" draw:layer="layout" svg:width="8.763cm" svg:height="7.62cm" svg:x="1.381cm" svg:y="12.724cm">
            <draw:text-box>
              <text:p text:style-name="P2"><text:span text:style-name="T2">Dining Hall All</text:span></text:p>
            </draw:text-box>
          </draw:frame>
          <draw:frame draw:style-name="gr7" draw:text-style-name="P8" draw:layer="layout" svg:width="2.54cm" svg:height="1.799cm" svg:x="3.159cm" svg:y="9.909cm">
            <draw:text-box>
              <text:p text:style-name="P2">Dining Hall</text:p>
            </draw:text-box>
          </draw:frame>
          <draw:frame draw:style-name="gr8" draw:text-style-name="P6" draw:layer="layout" svg:width="6.374cm" svg:height="1.062cm" svg:x="2.397cm" svg:y="15.194cm">
            <draw:text-box>
              <text:p text:style-name="P2"><text:span text:style-name="T1">Dining Hall Electric</text:span></text:p>
            </draw:text-box>
          </draw:frame>
          <draw:frame draw:style-name="gr9" draw:text-style-name="P6" draw:layer="layout" svg:width="6.374cm" svg:height="1.062cm" svg:x="2.5cm" svg:y="16.614cm">
            <draw:text-box>
              <text:p text:style-name="P2"><text:span text:style-name="T1">Dining Hall Gas</text:span></text:p>
            </draw:text-box>
          </draw:frame>
          <draw:frame draw:style-name="gr9" draw:text-style-name="P6" draw:layer="layout" svg:width="6.374cm" svg:height="1.062cm" svg:x="2.397cm" svg:y="18.774cm">
            <draw:text-box>
              <text:p text:style-name="P2"><text:span text:style-name="T1">Dining Hall Water</text:span></text:p>
            </draw:text-box>
          </draw:frame>
        </draw:g>
        <draw:g>
          <draw:g>
            <draw:frame draw:style-name="gr10" draw:text-style-name="P9" draw:layer="layout" svg:width="4.026cm" svg:height="1.128cm" svg:x="17.129cm" svg:y="28.411cm">
              <draw:text-box>
                <text:p text:style-name="P2">Great Dorm</text:p>
              </draw:text-box>
            </draw:frame>
            <draw:frame draw:style-name="gr11" draw:text-style-name="P9" draw:layer="layout" svg:width="1.047cm" svg:height="2.416cm" svg:x="20.108cm" svg:y="26.019cm">
              <draw:text-box>
                <text:p/>
              </draw:text-box>
            </draw:frame>
          </draw:g>
          <draw:frame draw:style-name="gr12" draw:text-style-name="P6" draw:layer="layout" svg:width="8.636cm" svg:height="1.143cm" svg:x="15.732cm" svg:y="33.857cm">
            <draw:text-box>
              <text:p text:style-name="P2"><text:span text:style-name="T1">Great Dorm 1</text:span><text:span text:style-name="T3">st</text:span><text:span text:style-name="T1"> floor Electric</text:span></text:p>
            </draw:text-box>
          </draw:frame>
          <draw:frame draw:style-name="gr12" draw:text-style-name="P6" draw:layer="layout" svg:width="8.636cm" svg:height="1.143cm" svg:x="15.732cm" svg:y="35.508cm">
            <draw:text-box>
              <text:p text:style-name="P2"><text:span text:style-name="T1">Great Dorm 2</text:span><text:span text:style-name="T3">nd</text:span><text:span text:style-name="T1"> floor Electric</text:span></text:p>
            </draw:text-box>
          </draw:frame>
          <draw:frame draw:style-name="gr12" draw:text-style-name="P6" draw:layer="layout" svg:width="8.636cm" svg:height="1.143cm" svg:x="15.732cm" svg:y="37.667cm">
            <draw:text-box>
              <text:p text:style-name="P2"><text:span text:style-name="T1">Great Dorm Gas</text:span></text:p>
            </draw:text-box>
          </draw:frame>
          <draw:frame draw:style-name="gr12" draw:text-style-name="P6" draw:layer="layout" svg:width="8.636cm" svg:height="1.143cm" svg:x="15.859cm" svg:y="39.699cm">
            <draw:text-box>
              <text:p text:style-name="P2"><text:span text:style-name="T1">Great Dorm Water</text:span></text:p>
            </draw:text-box>
          </draw:frame>
          <draw:frame draw:style-name="gr13" draw:text-style-name="P7" draw:layer="layout" svg:width="11.938cm" svg:height="11.176cm" svg:x="14.208cm" svg:y="30.047cm">
            <draw:text-box>
              <text:p text:style-name="P2"><text:span text:style-name="T2">Great Dorm All</text:span></text:p>
            </draw:text-box>
          </draw:frame>
          <draw:frame draw:style-name="gr14" draw:text-style-name="P7" draw:layer="layout" svg:width="10.795cm" svg:height="8.001cm" svg:x="14.716cm" svg:y="31.19cm">
            <draw:text-box>
              <text:p text:style-name="P2"><text:span text:style-name="T2">Great Dorm Energy</text:span></text:p>
            </draw:text-box>
          </draw:frame>
          <draw:frame draw:style-name="gr15" draw:text-style-name="P7" draw:layer="layout" svg:width="9.652cm" svg:height="4.699cm" svg:x="15.224cm" svg:y="32.46cm">
            <draw:text-box>
              <text:p text:style-name="P2"><text:span text:style-name="T2">Great Dorm Electric</text:span></text:p>
            </draw:text-box>
          </draw:frame>
        </draw:g>
        <draw:g>
          <draw:frame draw:style-name="gr16" draw:text-style-name="P8" draw:layer="layout" svg:width="3.556cm" svg:height="2.519cm" svg:x="19.669cm" svg:y="9.022cm">
            <draw:text-box>
              <text:p text:style-name="P2">Theater</text:p>
            </draw:text-box>
          </draw:frame>
          <draw:frame draw:style-name="gr4" draw:text-style-name="P6" draw:layer="layout" svg:width="7.136cm" svg:height="1.062cm" svg:x="17.232cm" svg:y="15.89cm">
            <draw:text-box>
              <text:p text:style-name="P2"><text:span text:style-name="T1">Theater Electric</text:span></text:p>
            </draw:text-box>
          </draw:frame>
          <draw:frame draw:style-name="gr4" draw:text-style-name="P6" draw:layer="layout" svg:width="7.136cm" svg:height="1.062cm" svg:x="17.232cm" svg:y="17.464cm">
            <draw:text-box>
              <text:p text:style-name="P2"><text:span text:style-name="T1">Theater Gas</text:span></text:p>
            </draw:text-box>
          </draw:frame>
          <draw:frame draw:style-name="gr17" draw:text-style-name="P6" draw:layer="layout" svg:width="7.009cm" svg:height="1.216cm" svg:x="17.359cm" svg:y="19.896cm">
            <draw:text-box>
              <text:p text:style-name="P2"><text:span text:style-name="T1">Theater Temperature</text:span></text:p>
            </draw:text-box>
          </draw:frame>
          <draw:frame draw:style-name="gr18" draw:text-style-name="P7" draw:layer="layout" svg:width="8.128cm" svg:height="4.318cm" svg:x="16.748cm" svg:y="14.716cm">
            <draw:text-box>
              <text:p text:style-name="P2"><text:span text:style-name="T2"><text:s/></text:span><text:span text:style-name="T2">Theater Energy</text:span></text:p>
            </draw:text-box>
          </draw:frame>
          <draw:frame draw:style-name="gr19" draw:text-style-name="P7" draw:layer="layout" svg:width="9.144cm" svg:height="6.096cm" svg:x="16.367cm" svg:y="13.319cm">
            <draw:text-box>
              <text:p text:style-name="P2"><text:span text:style-name="T2"><text:s/></text:span><text:span text:style-name="T2">Theater All</text:span></text:p>
            </draw:text-box>
          </draw:frame>
        </draw:g>
        <draw:g>
          <draw:frame draw:style-name="gr20" draw:text-style-name="P7" draw:layer="layout" svg:width="23.876cm" svg:height="2.983cm" svg:x="1.254cm" svg:y="21.385cm">
            <draw:text-box>
              <text:p text:style-name="P2"><text:span text:style-name="T2"><text:s/></text:span><text:span text:style-name="T2">Dining Hall &amp; Theater Elec. Power</text:span></text:p>
            </draw:text-box>
          </draw:frame>
          <draw:frame draw:style-name="gr17" draw:text-style-name="P6" draw:layer="layout" svg:width="6.882cm" svg:height="1.216cm" svg:x="17.486cm" svg:y="22.528cm">
            <draw:text-box>
              <text:p text:style-name="P2"><text:span text:style-name="T1">Theater Elec. Power</text:span></text:p>
            </draw:text-box>
          </draw:frame>
          <draw:frame draw:style-name="gr21" draw:text-style-name="P6" draw:layer="layout" svg:width="7.366cm" svg:height="1.189cm" svg:x="2.143cm" svg:y="22.536cm">
            <draw:text-box>
              <text:p text:style-name="P2"><text:span text:style-name="T1">Dining Hall Elec. Power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 Huss-Lederman</meta:initial-creator>
    <meta:creation-date>2021-02-19T13:08:27.730930242</meta:creation-date>
    <dc:date>2022-10-31T16:12:57.889025985</dc:date>
    <dc:creator>Steven Huss-Lederman</dc:creator>
    <meta:editing-duration>PT54M46S</meta:editing-duration>
    <meta:editing-cycles>9</meta:editing-cycles>
    <meta:generator>LibreOffice/7.4.1.2$MacOSX_X86_64 LibreOffice_project/3c58a8f3a960df8bc8fd77b461821e42c061c5f0</meta:generator>
    <meta:document-statistic meta:object-count="33"/>
  </office:meta>
</office:document-meta>
</file>